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000000" loext:opacity="100%" fo:font-size="12pt" fo:font-weight="bold" officeooo:rsid="00174603" officeooo:paragraph-rsid="00174603" style:font-size-asian="10.5pt" style:font-weight-asian="bold" style:font-size-complex="12pt" style:font-weight-complex="bold"/>
    </style:style>
    <style:style style:name="P2" style:family="paragraph" style:parent-style-name="Heading_20_4">
      <style:text-properties fo:color="#000000" loext:opacity="100%" fo:font-size="12pt" fo:font-weight="bold" officeooo:rsid="00174603" officeooo:paragraph-rsid="00174603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800080" loext:opacity="100%" fo:font-size="28pt" fo:font-weight="bold" officeooo:rsid="00174603" officeooo:paragraph-rsid="00174603" style:font-size-asian="28pt" style:font-weight-asian="bold" style:font-size-complex="28pt" style:font-weight-complex="bold"/>
    </style:style>
    <style:style style:name="P4" style:family="paragraph" style:parent-style-name="Standard">
      <style:text-properties fo:color="#000000" loext:opacity="100%" fo:font-size="12pt" fo:font-weight="bold" officeooo:rsid="00174603" officeooo:paragraph-rsid="00174603" style:font-size-asian="10.5pt" style:font-weight-asian="bold" style:font-size-complex="12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T1" style:family="text">
      <style:text-properties fo:color="#000000" loext:opacity="100%" fo:font-size="12pt" fo:font-weight="bold" officeooo:rsid="001b0e40" style:font-size-asian="10.5pt" style:font-weight-asian="bold" style:font-size-complex="12pt" style:font-weight-complex="bold"/>
    </style:style>
    <style:style style:name="T2" style:family="text">
      <style:text-properties style:font-name="Liberation Serif" fo:font-size="12pt" style:font-name-asian="Noto Serif CJK SC" style:font-size-asian="12pt" style:font-name-complex="Lohit Devanagari1" style:font-size-complex="12pt"/>
    </style:style>
    <style:style style:name="T3" style:family="text">
      <style:text-properties style:font-name="Liberation Serif" fo:font-size="12pt" officeooo:rsid="001b0e40" style:font-name-asian="Noto Serif CJK SC" style:font-size-asian="12pt" style:font-name-complex="Lohit Devanagari1" style:font-size-complex="12pt"/>
    </style:style>
    <style:style style:name="T4" style:family="text">
      <style:text-properties fo:background-color="#ffff38" loext:char-shading-value="0"/>
    </style:style>
    <style:style style:name="T5" style:family="text">
      <style:text-properties fo:background-color="#ffff38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BRANCH</text:p>
      <text:p text:style-name="P4"/>
      <text:p text:style-name="P4">Git branches are a way to work on different versions of a repository at one time. Branches allow you to experiment, develop new features, or fix bugs independently without affecting the main codebase.</text:p>
      <text:p text:style-name="P4"/>
      <text:h text:style-name="P1" text:outline-level="3"><text:span text:style-name="Strong_20_Emphasis">Basic Branch Commands</text:span></text:h>
      <text:h text:style-name="Heading_20_4" text:outline-level="4">1. <text:span text:style-name="Strong_20_Emphasis">View branches</text:span></text:h>
      <text:list text:style-name="L1">
        <text:list-item>
          <text:p text:style-name="P5"><text:span text:style-name="Source_20_Text"><text:span text:style-name="T5">git branch</text:span></text:span><text:line-break/>Lists all local branches in the repository.</text:p>
        </text:list-item>
        <text:list-item>
          <text:p text:style-name="P5"><text:span text:style-name="Source_20_Text"><text:span text:style-name="T5">git branch -a</text:span></text:span><text:line-break/>Lists all branches, including remote branches (e.g., <text:span text:style-name="Source_20_Text">origin/main</text:span>).</text:p>
        </text:list-item>
        <text:list-item>
          <text:p text:style-name="P5"><text:span text:style-name="Source_20_Text"><text:span text:style-name="T5">git branch -r</text:span></text:span><text:line-break/>Lists only the remote branches.</text:p>
        </text:list-item>
      </text:list>
      <text:h text:style-name="Heading_20_4" text:outline-level="4">2. <text:span text:style-name="Strong_20_Emphasis">Create a branch</text:span></text:h>
      <text:list text:style-name="L2">
        <text:list-item>
          <text:p text:style-name="P6"><text:span text:style-name="Source_20_Text"><text:span text:style-name="T5">git branch &lt;branch_name&gt;</text:span></text:span><text:line-break/>Creates a branch but <text:span text:style-name="Strong_20_Emphasis">does not switch to it</text:span>. You remain in the current branch until you manually switch using <text:span text:style-name="Source_20_Text">git checkout &lt;branch_name&gt;</text:span>.</text:p>
        </text:list-item>
      </text:list>
      <text:h text:style-name="P2" text:outline-level="4">3. <text:span text:style-name="Strong_20_Emphasis">Switch branches</text:span></text:h>
      <text:list text:style-name="L3">
        <text:list-item>
          <text:p text:style-name="P7"><text:span text:style-name="Source_20_Text"><text:span text:style-name="T5">git checkout &lt;branch_name&gt;</text:span></text:span><text:line-break/>Switches to an existing branch.</text:p>
        </text:list-item>
        <text:list-item>
          <text:p text:style-name="P7"><text:span text:style-name="Source_20_Text"><text:span text:style-name="T5">git checkout -b &lt;branch_name&gt;</text:span></text:span><text:line-break/>Creates a branch <text:span text:style-name="Strong_20_Emphasis">and switches to it</text:span> immediately, making it more convenient if you plan to work on the branch right after creating it.</text:p>
        </text:list-item>
        <text:list-item>
          <text:p text:style-name="P7"><text:span text:style-name="Source_20_Text"><text:span text:style-name="T5">git switch &lt;branch_name&gt;</text:span></text:span><text:line-break/>A newer command introduced in Git 2.23 to switch branches.</text:p>
        </text:list-item>
        <text:list-item>
          <text:p text:style-name="P7"><text:span text:style-name="Source_20_Text"><text:span text:style-name="T5">git switch -c &lt;branch_name&gt;</text:span></text:span><text:line-break/>Creates a new branch and switches to it (equivalent to <text:span text:style-name="Source_20_Text">git checkout -b</text:span>).</text:p>
        </text:list-item>
      </text:list>
      <text:h text:style-name="P2" text:outline-level="4"><text:span text:style-name="Strong_20_Emphasis">Rename a branch</text:span></text:h>
      <text:list text:style-name="L4">
        <text:list-item>
          <text:p text:style-name="P8"><text:span text:style-name="Source_20_Text"><text:span text:style-name="T5">git branch -m &lt;new_name&gt;</text:span></text:span><text:line-break/>Renames the current branch.</text:p>
        </text:list-item>
        <text:list-item>
          <text:p text:style-name="P8"><text:span text:style-name="Source_20_Text"><text:span text:style-name="T5">git branch -m &lt;old_name&gt; &lt;new_name&gt;</text:span></text:span><text:line-break/>Renames a specific branch.</text:p>
        </text:list-item>
      </text:list>
      <text:h text:style-name="Heading_20_4" text:outline-level="4">5. <text:span text:style-name="Strong_20_Emphasis">Delete a branch</text:span></text:h>
      <text:list text:style-name="L5">
        <text:list-item>
          <text:p text:style-name="P9"><text:span text:style-name="Source_20_Text"><text:span text:style-name="T5">git branch -d &lt;branch_name&gt;</text:span></text:span><text:line-break/>Deletes the branch. This command only works if the branch has been fully merged into its parent.</text:p>
        </text:list-item>
        <text:list-item>
          <text:p text:style-name="P9"><text:soft-page-break/><text:span text:style-name="Source_20_Text"><text:span text:style-name="T5">git branch -D &lt;branch_name&gt;</text:span></text:span><text:line-break/>Force deletes the branch, even if it hasn't been merged.</text:p>
        </text:list-item>
      </text:list>
      <text:h text:style-name="Heading_20_4" text:outline-level="4">6. <text:span text:style-name="Strong_20_Emphasis">Merge branches</text:span></text:h>
      <text:list text:style-name="L6">
        <text:list-item>
          <text:p text:style-name="P10"><text:span text:style-name="Source_20_Text"><text:span text:style-name="T5">git merge &lt;branch_name&gt;</text:span></text:span><text:line-break/>Merges the specified branch into the current branch.</text:p>
        </text:list-item>
      </text:list>
      <text:h text:style-name="Heading_20_4" text:outline-level="4">7. <text:span text:style-name="Strong_20_Emphasis">Compare branches</text:span><text:span text:style-name="T5"/></text:h>
      <text:list text:style-name="L7">
        <text:list-item>
          <text:p text:style-name="P11"><text:span text:style-name="Source_20_Text"><text:span text:style-name="T5">git diff &lt;branch1&gt;..&lt;branch2&gt;</text:span></text:span><text:line-break/>Shows the differences between two branches.</text:p>
        </text:list-item>
      </text:list>
      <text:h text:style-name="Heading_20_4" text:outline-level="4">8. <text:span text:style-name="Strong_20_Emphasis">Publish a branch</text:span></text:h>
      <text:list text:style-name="L8">
        <text:list-item>
          <text:p text:style-name="P12"><text:span text:style-name="Source_20_Text"><text:span text:style-name="T5">git push origin &lt;branch_name&gt;</text:span></text:span><text:line-break/>Pushes the local branch to the remote repository.</text:p>
        </text:list-item>
      </text:list>
      <text:h text:style-name="Heading_20_4" text:outline-level="4">9. <text:span text:style-name="Strong_20_Emphasis">Delete a remote branch</text:span></text:h>
      <text:list text:style-name="L9">
        <text:list-item>
          <text:p text:style-name="P13"><text:span text:style-name="Source_20_Text"><text:span text:style-name="T5">git push origin --delete &lt;branch_name&gt;</text:span></text:span><text:line-break/>Deletes a branch from the remote repository.</text:p>
        </text:list-item>
      </text:list>
      <text:h text:style-name="Heading_20_4" text:outline-level="4">10. <text:span text:style-name="Strong_20_Emphasis">List merged branches</text:span></text:h>
      <text:list text:style-name="L10">
        <text:list-item>
          <text:p text:style-name="P14"><text:span text:style-name="Source_20_Text"><text:span text:style-name="T5">git branch --merged</text:span></text:span><text:line-break/>Lists all branches that have been merged into the current branch.</text:p>
        </text:list-item>
        <text:list-item>
          <text:p text:style-name="P14"><text:span text:style-name="Source_20_Text"><text:span text:style-name="T5">git branch --no-merged</text:span></text:span><text:line-break/>Lists all branches that have not been merged into the current branch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8:05.704251484</meta:creation-date>
    <meta:generator>LibreOffice/24.2.5.2$Linux_X86_64 LibreOffice_project/420$Build-2</meta:generator>
    <dc:date>2024-12-05T15:50:20.546941891</dc:date>
    <meta:editing-duration>PT27M2S</meta:editing-duration>
    <meta:editing-cycles>3</meta:editing-cycles>
    <meta:document-statistic meta:table-count="0" meta:image-count="0" meta:object-count="0" meta:page-count="2" meta:paragraph-count="31" meta:word-count="340" meta:character-count="1992" meta:non-whitespace-character-count="1704"/>
  </office:meta>
</office:document-meta>
</file>